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automatic-styles>
    <style:style style:name="P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2" style:family="paragraph" style:parent-style-name="Heading">
      <style:paragraph-properties fo:text-align="center" style:justify-single-word="false"/>
    </style:style>
    <style:style style:name="P3"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2" style:font-size-complex="28pt" style:language-complex="none" style:country-complex="none" style:font-weight-complex="bold" fo:hyphenate="false" fo:hyphenation-remain-char-count="2" fo:hyphenation-push-char-count="2"/>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style:tab-stops>
          <style:tab-stop style:position="0cm"/>
        </style:tab-stops>
      </style:paragraph-properties>
      <style:text-properties style:font-name-complex="Tahoma2" style:language-complex="none" style:country-complex="none"/>
    </style:style>
    <style:style style:name="P8"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9"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10" style:family="paragraph" style:parent-style-name="WW-Default">
      <style:text-properties style:font-name-complex="Tahoma2" style:language-complex="none" style:country-complex="none"/>
    </style:style>
    <style:style style:name="P11"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2" style:font-size-complex="16pt" style:language-complex="none" style:country-complex="none" style:font-weight-complex="bold"/>
    </style:style>
    <style:style style:name="P1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P1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4" style:family="paragraph" style:parent-style-name="WW-Default">
      <style:text-properties fo:font-style="italic" style:font-style-asian="italic" style:font-name-complex="Tahoma2" style:language-complex="none" style:country-complex="none" style:font-style-complex="italic"/>
    </style:style>
    <style:style style:name="P15" style:family="paragraph" style:parent-style-name="Heading_20_2">
      <style:paragraph-properties>
        <style:tab-stops>
          <style:tab-stop style:position="0cm"/>
        </style:tab-stops>
      </style:paragraph-properties>
      <style:text-properties style:language-complex="none" style:country-complex="none"/>
    </style:style>
    <style:style style:name="P16"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P17" style:family="paragraph" style:parent-style-name="WW-Default">
      <style:paragraph-properties>
        <style:tab-stops>
          <style:tab-stop style:position="0cm"/>
        </style:tab-stops>
      </style:paragraph-properties>
      <style:text-properties style:language-complex="none" style:country-complex="none"/>
    </style:style>
    <style:style style:name="P18" style:family="paragraph" style:parent-style-name="WW-Default">
      <style:paragraph-properties>
        <style:tab-stops>
          <style:tab-stop style:position="0cm"/>
        </style:tab-stops>
      </style:paragraph-properties>
      <style:text-properties style:font-name-complex="Tahoma2" style:language-complex="none" style:country-complex="none"/>
    </style:style>
    <style:style style:name="P1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2" style:font-size-complex="12pt" style:language-complex="none" style:country-complex="none" fo:hyphenate="false" fo:hyphenation-remain-char-count="2" fo:hyphenation-push-char-count="2"/>
    </style:style>
    <style:style style:name="P20" style:family="paragraph" style:parent-style-name="WW-Default">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style:style>
    <style:style style:name="P21" style:family="paragraph" style:parent-style-name="Heading_20_2">
      <style:paragraph-properties fo:break-before="page"/>
    </style:style>
    <style:style style:name="P22" style:family="paragraph" style:parent-style-name="Heading_20_1">
      <style:paragraph-properties fo:break-before="page"/>
      <style:text-properties style:language-complex="none" style:country-complex="none"/>
    </style:style>
    <style:style style:name="P2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P24"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P2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T1" style:family="text">
      <style:text-properties fo:font-size="40pt" style:font-size-asian="40pt" style:font-size-complex="40pt" style:language-complex="none" style:country-complex="none"/>
    </style:style>
    <style:style style:name="T2" style:family="text">
      <style:text-properties fo:font-size="40pt" fo:font-weight="bold" style:font-size-asian="40pt" style:font-weight-asian="bold" style:font-size-complex="40pt" style:language-complex="none" style:country-complex="none" style:font-weight-complex="bold"/>
    </style:style>
    <style:style style:name="T3" style:family="text">
      <style:text-properties style:text-underline-style="none"/>
    </style:style>
    <style:style style:name="T4" style:family="text">
      <style:text-properties fo:background-color="transparent"/>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2"><text:span text:style-name="T1">-</text:span><text:span text:style-name="T2"> Project 0 </text:span><text:span text:style-name="T1">-</text:span></text:p>
      <text:p text:style-name="P3">"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text:s/><text:tab/>2</text:p>
          <text:p text:style-name="P5">Design History<text:tab/>3</text:p>
          <text:p text:style-name="P6">Version 0.01a by XorfacX<text:tab/>3</text:p>
          <text:p text:style-name="P6">Version 0.01b by XorfacX<text:tab/>3</text:p>
          <text:p text:style-name="P5">Battlefield<text:tab/>4</text:p>
          <text:p text:style-name="P5">Characters<text:tab/>5</text:p>
          <text:p text:style-name="P6">Player Characters<text:tab/>5</text:p>
          <text:p text:style-name="P6">Non Players characters<text:tab/>6</text:p>
          <text:p text:style-name="P5">Character Input<text:tab/>7</text:p>
          <text:p text:style-name="P5">Message<text:tab/>8</text:p>
          <text:p text:style-name="P5">Rendering System<text:tab/>9</text:p>
        </text:index-body>
      </text:table-of-content>
      <text:h text:style-name="P7" text:outline-level="1"><text:s/></text:h>
      <text:section text:style-name="Sect2" text:name="Section2">
        <text:h text:style-name="P8" text:outline-level="1">Design History</text:h>
        <text:h text:style-name="P9" text:outline-level="2">Version 0.01a by XorfacX</text:h>
        <text:p text:style-name="P10">First version, expected to be read by other involved people and coded to test engine and motivate people.</text:p>
        <text:h text:style-name="P9" text:outline-level="2">Version 0.01b by XorfacX</text:h>
        <text:p text:style-name="P10">Specifications corrected to reflect game code.</text:p>
        <text:p text:style-name="P11"/>
        <text:p text:style-name="P11">Game Overview</text:p>
        <text:p text:style-name="P11"/>
        <text:p text:style-name="P12">This version is designed to help creators of the game "Project0".</text:p>
        <text:p text:style-name="P12">It's the first step to achieved for the project.</text:p>
        <text:p text:style-name="P12"/>
        <text:p text:style-name="P12">The game will take place in a 2D universe with no network management, no physical engine and no advanced IA.</text:p>
        <text:p text:style-name="P12"/>
        <text:p text:style-name="P12">The player will control one avatar designed in 2D and fight monsters which appears randomly on the battlefield.</text:p>
        <text:p text:style-name="P12"/>
        <text:p text:style-name="P12">The main focus is to test the 2D engine, implement user's inputs and test user interfaces. <text:span text:style-name="T3">Local keyboard definition (french, english, ...) will be managed.</text:span></text:p>
        <text:p text:style-name="P12"/>
        <text:p text:style-name="P12">There are no character creation and only simple fights will be implemented.</text:p>
        <text:p text:style-name="P12"/>
        <text:p text:style-name="P12">The game take place on a small fixed battlefield of 40x40 square where characters occupy a place of one square.</text:p>
        <text:p text:style-name="P12"/>
        <text:p text:style-name="P13">There are no climate management nor day and night cycle, time and so on.</text:p>
        <text:p text:style-name="P13"/>
        <text:p text:style-name="P13">Quests are non presents nor experience management.</text:p>
        <text:p text:style-name="P13"/>
        <text:p text:style-name="P13">No music and sfx management.</text:p>
        <text:p text:style-name="P13"/>
        <text:p text:style-name="P13">Frame per second management will be present in order to give same game experience on all hardware configurations.</text:p>
        <text:p text:style-name="P13"/>
        <text:p text:style-name="P13"/>
        <text:p text:style-name="P14"/>
        <text:h text:style-name="P15" text:outline-level="2"/>
        <text:h text:style-name="P8" text:outline-level="1">Battlefield</text:h>
        <text:p text:style-name="P16">Each square is a 32*32 pixel surface. That means the battlefield will have 1280*1280px.</text:p>
        <text:p text:style-name="P16">The battlefield will be bigger than the resolution in order to implement camera and scrolling.</text:p>
        <text:p text:style-name="P16">The battlefield will be a simple sprite repeated exactly on all the screen except on the status bar.</text:p>
        <text:h text:style-name="P8" text:outline-level="1">Characters</text:h>
        <text:p text:style-name="P10">Player and monsters will be able to move in all the 4 direction aka up, left, right, down but not the diagonals.</text:p>
        <text:p text:style-name="P10"/>
        <text:p text:style-name="P12">Characters and Monsters will be represented by a 32*32 pixel surface.</text:p>
        <text:p text:style-name="P10"/>
        <text:p text:style-name="P10">Player won't be able to go on Monster's square until they are dead.</text:p>
        <text:p text:style-name="P10">Monsters won't be able to go on Player's square.</text:p>
        <text:p text:style-name="P10">Monsters can go on other Monsters square.</text:p>
        <text:p text:style-name="P10">No one leave the battlefield by the limits of the field.</text:p>
        <text:p text:style-name="P10">No one go on the status bar.</text:p>
        <text:h text:style-name="P15" text:outline-level="2">Player Characters</text:h>
        <text:p text:style-name="P17">There are no character creation. Player's have no life management and so no recovery management. Nor magic neither death exist for PC. Experience is not present.</text:p>
        <text:p text:style-name="P17"/>
        <text:p text:style-name="P18">Attributes, skills, ladders, masterisation, resistance and armor are not presents<text:span text:style-name="T4">. They </text:span>have no influence at all on the game world, fights, ... !</text:p>
        <text:p text:style-name="P19"/>
        <text:p text:style-name="P19">Players will have two way of attack: melee and distant with theirs own sprites.</text:p>
        <text:p text:style-name="P19">The melee weapon does instant kill at one square distance.</text:p>
        <text:p text:style-name="P19">The distant weapon does instant kill between one square and three squares. The distant weapon will be a bow and so there will be the arrow management.</text:p>
        <text:p text:style-name="P20"/>
        <text:p text:style-name="P20">Hit/Miss will be possible in the four directions up, down, right, left.</text:p>
        <text:p text:style-name="P20">If miss at distance, the arrow will disappears.</text:p>
        <text:p text:style-name="P20">Attack direction will be managed.</text:p>
        <text:h text:style-name="P21" text:outline-level="2">Non Players characters</text:h>
        <text:p text:style-name="P10">There are only one type of NPC: monsters that randomly appeared on the battlefield.</text:p>
        <text:p text:style-name="P10"/>
        <text:p text:style-name="P10">They move in all directions randomly each program cycle.</text:p>
        <text:p text:style-name="P10"/>
        <text:p text:style-name="P10">When hit, they will be instantly killed and will be disappeared from the battlefield.</text:p>
        <text:p text:style-name="P10"/>
        <text:p text:style-name="P10">They appears at least at 3 square or more from the PC in each directions.</text:p>
        <text:p text:style-name="P10"/>
        <text:p text:style-name="P10">Their regeneration will be managed between an initial value of monsters present on the battlefield and a maximum value.</text:p>
        <text:p text:style-name="P10"/>
        <text:p text:style-name="P10">They don't attacked.</text:p>
        <text:h text:style-name="P22" text:outline-level="1">Character Input</text:h>
        <text:p text:style-name="P23">Players will be able to move by using the keyboard only with predefined touch and exit the game using the same way.</text:p>
        <text:p text:style-name="P23">Inputs:</text:p>
        <text:p text:style-name="P23">Up: Num8 or Up; Right: Num9 or Left; Down: Num5 or Down; Left: Num7 or Left; Attack: Num/ or Right Ctrl; Change Attack Style Between Distant and Melee: Num* or Right Shift.</text:p>
        <text:list text:style-name="L2">
          <text:list-header>
            <text:p text:style-name="P24"/>
          </text:list-header>
        </text:list>
        <text:p text:style-name="P25"/>
        <text:p text:style-name="P25">Player has two keyboard layout in order to work on laptop because their numpad is not available easily.</text:p>
        <text:p text:style-name="P25"/>
        <text:p text:style-name="P25">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battlefield.</text:p>
        <text:h text:style-name="P8" text:outline-level="1">Message</text:h>
        <text:p text:style-name="P17">A status bar will be available at the bottom of the screen.</text:p>
        <text:p text:style-name="P17">It dimension will be 640*32px aka the last line.</text:p>
        <text:p text:style-name="P17"/>
        <text:p text:style-name="P17">Messages will be displayed on the status bar.</text:p>
        <text:p text:style-name="P17">Their will be messages displayed when melee/distant hit or miss.</text:p>
        <text:h text:style-name="P8" text:outline-level="1">Rendering System</text:h>
        <text:p text:style-name="P10"/>
        <text:p text:style-name="P25">The rendering will be 2D only with fix camera looking the battlefield from the sky. Scrolling camera will be available to go in non initial displayed area of the battlefield.</text:p>
        <text:p text:style-name="P25"/>
        <text:p text:style-name="P25">The screen definition will be 640*480 in 32b. No change will be available.</text:p>
        <text:p text:style-name="P25"/>
        <text:p text:style-name="P25">The game engine will be RAGE:SDL currently in development.</text:p>
        <text:p text:style-name="P14"/>
        <text:p text:style-name="P25">No water will be present.</text:p>
        <text:p text:style-name="P25"/>
        <text:p text:style-name="P25">Collision between monsters and players will be managed. Collision with the battlefield limit to (see Characters sections for details).</text:p>
        <text:p text:style-name="P25"/>
        <text:p text:style-name="P25">No lighting model.</text:p>
        <text:p text:style-name="P25"/>
        <text:p text:style-name="P25">Characters/Monsters will be rendered has fixed bitmap moving other a 2D surfa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2"/>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8-05T18:37:00</meta:creation-date>
    <dc:creator>G V</dc:creator>
    <dc:date>2006-03-08T20:10:44</dc:date>
    <meta:print-date>2005-10-04T17:36:00</meta:print-date>
    <dc:language>en-US</dc:language>
    <meta:editing-cycles>41</meta:editing-cycles>
    <meta:editing-duration>PT13H44M35S</meta:editing-duration>
    <meta:user-defined meta:name="Info 1"/>
    <meta:user-defined meta:name="Info 2"/>
    <meta:user-defined meta:name="Info 3"/>
    <meta:user-defined meta:name="Info 4"/>
    <meta:document-statistic meta:table-count="0" meta:image-count="0" meta:object-count="0" meta:page-count="9" meta:paragraph-count="81" meta:word-count="853" meta:character-count="4916"/>
  </office:meta>
</office:document-meta>
</file>